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n" table:style-name="ta1">
        <table:shapes>
          <draw:frame draw:z-index="0" draw:style-name="gr1" draw:text-style-name="P1" svg:width="6.2988in" svg:height="3.5429in" svg:x="0.7291in" svg:y="15.5059in">
            <draw:object draw:notify-on-update-of-ranges="sin.A1:sin.A1 sin.A2:sin.A101 sin.B1:sin.B1 sin.B2:sin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 <text:s text:c="3"/></text:p>
          </table:table-cell>
          <table:table-cell office:value-type="string" calcext:value-type="string">
            <text:p>sin(x) 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2919" calcext:value-type="float">
            <text:p>0.062919</text:p>
          </table:table-cell>
          <table:table-cell office:value-type="float" office:value="0.062878" calcext:value-type="float">
            <text:p>0.062878</text:p>
          </table:table-cell>
        </table:table-row>
        <table:table-row table:style-name="ro1">
          <table:table-cell office:value-type="float" office:value="0.125838" calcext:value-type="float">
            <text:p>0.125838</text:p>
          </table:table-cell>
          <table:table-cell office:value-type="float" office:value="0.125507" calcext:value-type="float">
            <text:p>0.125507</text:p>
          </table:table-cell>
        </table:table-row>
        <table:table-row table:style-name="ro1">
          <table:table-cell office:value-type="float" office:value="0.188758" calcext:value-type="float">
            <text:p>0.188758</text:p>
          </table:table-cell>
          <table:table-cell office:value-type="float" office:value="0.187639" calcext:value-type="float">
            <text:p>0.187639</text:p>
          </table:table-cell>
        </table:table-row>
        <table:table-row table:style-name="ro1">
          <table:table-cell office:value-type="float" office:value="0.251677" calcext:value-type="float">
            <text:p>0.251677</text:p>
          </table:table-cell>
          <table:table-cell office:value-type="float" office:value="0.249028" calcext:value-type="float">
            <text:p>0.249028</text:p>
          </table:table-cell>
        </table:table-row>
        <table:table-row table:style-name="ro1">
          <table:table-cell office:value-type="float" office:value="0.314596" calcext:value-type="float">
            <text:p>0.314596</text:p>
          </table:table-cell>
          <table:table-cell office:value-type="float" office:value="0.309432" calcext:value-type="float">
            <text:p>0.309432</text:p>
          </table:table-cell>
        </table:table-row>
        <table:table-row table:style-name="ro1">
          <table:table-cell office:value-type="float" office:value="0.377515" calcext:value-type="float">
            <text:p>0.377515</text:p>
          </table:table-cell>
          <table:table-cell office:value-type="float" office:value="0.368612" calcext:value-type="float">
            <text:p>0.368612</text:p>
          </table:table-cell>
        </table:table-row>
        <table:table-row table:style-name="ro1">
          <table:table-cell office:value-type="float" office:value="0.440434" calcext:value-type="float">
            <text:p>0.440434</text:p>
          </table:table-cell>
          <table:table-cell office:value-type="float" office:value="0.426332" calcext:value-type="float">
            <text:p>0.426332</text:p>
          </table:table-cell>
        </table:table-row>
        <table:table-row table:style-name="ro1">
          <table:table-cell office:value-type="float" office:value="0.503354" calcext:value-type="float">
            <text:p>0.503354</text:p>
          </table:table-cell>
          <table:table-cell office:value-type="float" office:value="0.482366" calcext:value-type="float">
            <text:p>0.482366</text:p>
          </table:table-cell>
        </table:table-row>
        <table:table-row table:style-name="ro1">
          <table:table-cell office:value-type="float" office:value="0.566273" calcext:value-type="float">
            <text:p>0.566273</text:p>
          </table:table-cell>
          <table:table-cell office:value-type="float" office:value="0.53649" calcext:value-type="float">
            <text:p>0.53649</text:p>
          </table:table-cell>
        </table:table-row>
        <table:table-row table:style-name="ro1">
          <table:table-cell office:value-type="float" office:value="0.629192" calcext:value-type="float">
            <text:p>0.629192</text:p>
          </table:table-cell>
          <table:table-cell office:value-type="float" office:value="0.588492" calcext:value-type="float">
            <text:p>0.588492</text:p>
          </table:table-cell>
        </table:table-row>
        <table:table-row table:style-name="ro1">
          <table:table-cell office:value-type="float" office:value="0.692111" calcext:value-type="float">
            <text:p>0.692111</text:p>
          </table:table-cell>
          <table:table-cell office:value-type="float" office:value="0.638164" calcext:value-type="float">
            <text:p>0.638164</text:p>
          </table:table-cell>
        </table:table-row>
        <table:table-row table:style-name="ro1">
          <table:table-cell office:value-type="float" office:value="0.75503" calcext:value-type="float">
            <text:p>0.75503</text:p>
          </table:table-cell>
          <table:table-cell office:value-type="float" office:value="0.685311" calcext:value-type="float">
            <text:p>0.685311</text:p>
          </table:table-cell>
        </table:table-row>
        <table:table-row table:style-name="ro1">
          <table:table-cell office:value-type="float" office:value="0.81795" calcext:value-type="float">
            <text:p>0.81795</text:p>
          </table:table-cell>
          <table:table-cell office:value-type="float" office:value="0.729745" calcext:value-type="float">
            <text:p>0.729745</text:p>
          </table:table-cell>
        </table:table-row>
        <table:table-row table:style-name="ro1">
          <table:table-cell office:value-type="float" office:value="0.880869" calcext:value-type="float">
            <text:p>0.880869</text:p>
          </table:table-cell>
          <table:table-cell office:value-type="float" office:value="0.771292" calcext:value-type="float">
            <text:p>0.771292</text:p>
          </table:table-cell>
        </table:table-row>
        <table:table-row table:style-name="ro1">
          <table:table-cell office:value-type="float" office:value="0.943788" calcext:value-type="float">
            <text:p>0.943788</text:p>
          </table:table-cell>
          <table:table-cell office:value-type="float" office:value="0.809786" calcext:value-type="float">
            <text:p>0.809786</text:p>
          </table:table-cell>
        </table:table-row>
        <table:table-row table:style-name="ro1">
          <table:table-cell office:value-type="float" office:value="1.006707" calcext:value-type="float">
            <text:p>1.006707</text:p>
          </table:table-cell>
          <table:table-cell office:value-type="float" office:value="0.845076" calcext:value-type="float">
            <text:p>0.845076</text:p>
          </table:table-cell>
        </table:table-row>
        <table:table-row table:style-name="ro1">
          <table:table-cell office:value-type="float" office:value="1.069626" calcext:value-type="float">
            <text:p>1.069626</text:p>
          </table:table-cell>
          <table:table-cell office:value-type="float" office:value="0.877021" calcext:value-type="float">
            <text:p>0.877021</text:p>
          </table:table-cell>
        </table:table-row>
        <table:table-row table:style-name="ro1">
          <table:table-cell office:value-type="float" office:value="1.132545" calcext:value-type="float">
            <text:p>1.132545</text:p>
          </table:table-cell>
          <table:table-cell office:value-type="float" office:value="0.905495" calcext:value-type="float">
            <text:p>0.905495</text:p>
          </table:table-cell>
        </table:table-row>
        <table:table-row table:style-name="ro1">
          <table:table-cell office:value-type="float" office:value="1.195465" calcext:value-type="float">
            <text:p>1.195465</text:p>
          </table:table-cell>
          <table:table-cell office:value-type="float" office:value="0.930386" calcext:value-type="float">
            <text:p>0.930386</text:p>
          </table:table-cell>
        </table:table-row>
        <table:table-row table:style-name="ro1">
          <table:table-cell office:value-type="float" office:value="1.258384" calcext:value-type="float">
            <text:p>1.258384</text:p>
          </table:table-cell>
          <table:table-cell office:value-type="float" office:value="0.951595" calcext:value-type="float">
            <text:p>0.951595</text:p>
          </table:table-cell>
        </table:table-row>
        <table:table-row table:style-name="ro1">
          <table:table-cell office:value-type="float" office:value="1.321303" calcext:value-type="float">
            <text:p>1.321303</text:p>
          </table:table-cell>
          <table:table-cell office:value-type="float" office:value="0.969038" calcext:value-type="float">
            <text:p>0.969038</text:p>
          </table:table-cell>
        </table:table-row>
        <table:table-row table:style-name="ro1">
          <table:table-cell office:value-type="float" office:value="1.384222" calcext:value-type="float">
            <text:p>1.384222</text:p>
          </table:table-cell>
          <table:table-cell office:value-type="float" office:value="0.982645" calcext:value-type="float">
            <text:p>0.982645</text:p>
          </table:table-cell>
        </table:table-row>
        <table:table-row table:style-name="ro1">
          <table:table-cell office:value-type="float" office:value="1.447141" calcext:value-type="float">
            <text:p>1.447141</text:p>
          </table:table-cell>
          <table:table-cell office:value-type="float" office:value="0.992364" calcext:value-type="float">
            <text:p>0.992364</text:p>
          </table:table-cell>
        </table:table-row>
        <table:table-row table:style-name="ro1">
          <table:table-cell office:value-type="float" office:value="1.51006" calcext:value-type="float">
            <text:p>1.51006</text:p>
          </table:table-cell>
          <table:table-cell office:value-type="float" office:value="0.998156" calcext:value-type="float">
            <text:p>0.998156</text:p>
          </table:table-cell>
        </table:table-row>
        <table:table-row table:style-name="ro1">
          <table:table-cell office:value-type="float" office:value="1.572979" calcext:value-type="float">
            <text:p>1.572979</text:p>
          </table:table-cell>
          <table:table-cell office:value-type="float" office:value="0.999998" calcext:value-type="float">
            <text:p>0.999998</text:p>
          </table:table-cell>
        </table:table-row>
        <table:table-row table:style-name="ro1">
          <table:table-cell office:value-type="float" office:value="1.635899" calcext:value-type="float">
            <text:p>1.635899</text:p>
          </table:table-cell>
          <table:table-cell office:value-type="float" office:value="0.997882" calcext:value-type="float">
            <text:p>0.997882</text:p>
          </table:table-cell>
        </table:table-row>
        <table:table-row table:style-name="ro1">
          <table:table-cell office:value-type="float" office:value="1.698818" calcext:value-type="float">
            <text:p>1.698818</text:p>
          </table:table-cell>
          <table:table-cell office:value-type="float" office:value="0.991816" calcext:value-type="float">
            <text:p>0.991816</text:p>
          </table:table-cell>
        </table:table-row>
        <table:table-row table:style-name="ro1">
          <table:table-cell office:value-type="float" office:value="1.761737" calcext:value-type="float">
            <text:p>1.761737</text:p>
          </table:table-cell>
          <table:table-cell office:value-type="float" office:value="0.981826" calcext:value-type="float">
            <text:p>0.981826</text:p>
          </table:table-cell>
        </table:table-row>
        <table:table-row table:style-name="ro1">
          <table:table-cell office:value-type="float" office:value="1.824656" calcext:value-type="float">
            <text:p>1.824656</text:p>
          </table:table-cell>
          <table:table-cell office:value-type="float" office:value="0.96795" calcext:value-type="float">
            <text:p>0.96795</text:p>
          </table:table-cell>
        </table:table-row>
        <table:table-row table:style-name="ro1">
          <table:table-cell office:value-type="float" office:value="1.887575" calcext:value-type="float">
            <text:p>1.887575</text:p>
          </table:table-cell>
          <table:table-cell office:value-type="float" office:value="0.950244" calcext:value-type="float">
            <text:p>0.950244</text:p>
          </table:table-cell>
        </table:table-row>
        <table:table-row table:style-name="ro1">
          <table:table-cell office:value-type="float" office:value="1.950494" calcext:value-type="float">
            <text:p>1.950494</text:p>
          </table:table-cell>
          <table:table-cell office:value-type="float" office:value="0.928777" calcext:value-type="float">
            <text:p>0.928777</text:p>
          </table:table-cell>
        </table:table-row>
        <table:table-row table:style-name="ro1">
          <table:table-cell office:value-type="float" office:value="2.013413" calcext:value-type="float">
            <text:p>2.013413</text:p>
          </table:table-cell>
          <table:table-cell office:value-type="float" office:value="0.903634" calcext:value-type="float">
            <text:p>0.903634</text:p>
          </table:table-cell>
        </table:table-row>
        <table:table-row table:style-name="ro1">
          <table:table-cell office:value-type="float" office:value="2.076333" calcext:value-type="float">
            <text:p>2.076333</text:p>
          </table:table-cell>
          <table:table-cell office:value-type="float" office:value="0.874915" calcext:value-type="float">
            <text:p>0.874915</text:p>
          </table:table-cell>
        </table:table-row>
        <table:table-row table:style-name="ro1">
          <table:table-cell office:value-type="float" office:value="2.139252" calcext:value-type="float">
            <text:p>2.139252</text:p>
          </table:table-cell>
          <table:table-cell office:value-type="float" office:value="0.842733" calcext:value-type="float">
            <text:p>0.842733</text:p>
          </table:table-cell>
        </table:table-row>
        <table:table-row table:style-name="ro1">
          <table:table-cell office:value-type="float" office:value="2.202171" calcext:value-type="float">
            <text:p>2.202171</text:p>
          </table:table-cell>
          <table:table-cell office:value-type="float" office:value="0.807217" calcext:value-type="float">
            <text:p>0.807217</text:p>
          </table:table-cell>
        </table:table-row>
        <table:table-row table:style-name="ro1">
          <table:table-cell office:value-type="float" office:value="2.26509" calcext:value-type="float">
            <text:p>2.26509</text:p>
          </table:table-cell>
          <table:table-cell office:value-type="float" office:value="0.768506" calcext:value-type="float">
            <text:p>0.768506</text:p>
          </table:table-cell>
        </table:table-row>
        <table:table-row table:style-name="ro1">
          <table:table-cell office:value-type="float" office:value="2.328009" calcext:value-type="float">
            <text:p>2.328009</text:p>
          </table:table-cell>
          <table:table-cell office:value-type="float" office:value="0.726753" calcext:value-type="float">
            <text:p>0.726753</text:p>
          </table:table-cell>
        </table:table-row>
        <table:table-row table:style-name="ro1">
          <table:table-cell office:value-type="float" office:value="2.390928" calcext:value-type="float">
            <text:p>2.390928</text:p>
          </table:table-cell>
          <table:table-cell office:value-type="float" office:value="0.682125" calcext:value-type="float">
            <text:p>0.682125</text:p>
          </table:table-cell>
        </table:table-row>
        <table:table-row table:style-name="ro1">
          <table:table-cell office:value-type="float" office:value="2.453847" calcext:value-type="float">
            <text:p>2.453847</text:p>
          </table:table-cell>
          <table:table-cell office:value-type="float" office:value="0.634797" calcext:value-type="float">
            <text:p>0.634797</text:p>
          </table:table-cell>
        </table:table-row>
        <table:table-row table:style-name="ro1">
          <table:table-cell office:value-type="float" office:value="2.516767" calcext:value-type="float">
            <text:p>2.516767</text:p>
          </table:table-cell>
          <table:table-cell office:value-type="float" office:value="0.584956" calcext:value-type="float">
            <text:p>0.584956</text:p>
          </table:table-cell>
        </table:table-row>
        <table:table-row table:style-name="ro1">
          <table:table-cell office:value-type="float" office:value="2.579686" calcext:value-type="float">
            <text:p>2.579686</text:p>
          </table:table-cell>
          <table:table-cell office:value-type="float" office:value="0.532801" calcext:value-type="float">
            <text:p>0.532801</text:p>
          </table:table-cell>
        </table:table-row>
        <table:table-row table:style-name="ro1">
          <table:table-cell office:value-type="float" office:value="2.642605" calcext:value-type="float">
            <text:p>2.642605</text:p>
          </table:table-cell>
          <table:table-cell office:value-type="float" office:value="0.478537" calcext:value-type="float">
            <text:p>0.478537</text:p>
          </table:table-cell>
        </table:table-row>
        <table:table-row table:style-name="ro1">
          <table:table-cell office:value-type="float" office:value="2.705524" calcext:value-type="float">
            <text:p>2.705524</text:p>
          </table:table-cell>
          <table:table-cell office:value-type="float" office:value="0.422379" calcext:value-type="float">
            <text:p>0.422379</text:p>
          </table:table-cell>
        </table:table-row>
        <table:table-row table:style-name="ro1">
          <table:table-cell office:value-type="float" office:value="2.768443" calcext:value-type="float">
            <text:p>2.768443</text:p>
          </table:table-cell>
          <table:table-cell office:value-type="float" office:value="0.36455" calcext:value-type="float">
            <text:p>0.36455</text:p>
          </table:table-cell>
        </table:table-row>
        <table:table-row table:style-name="ro1">
          <table:table-cell office:value-type="float" office:value="2.831362" calcext:value-type="float">
            <text:p>2.831362</text:p>
          </table:table-cell>
          <table:table-cell office:value-type="float" office:value="0.305278" calcext:value-type="float">
            <text:p>0.305278</text:p>
          </table:table-cell>
        </table:table-row>
        <table:table-row table:style-name="ro1">
          <table:table-cell office:value-type="float" office:value="2.894281" calcext:value-type="float">
            <text:p>2.894281</text:p>
          </table:table-cell>
          <table:table-cell office:value-type="float" office:value="0.244798" calcext:value-type="float">
            <text:p>0.244798</text:p>
          </table:table-cell>
        </table:table-row>
        <table:table-row table:style-name="ro1">
          <table:table-cell office:value-type="float" office:value="2.957201" calcext:value-type="float">
            <text:p>2.957201</text:p>
          </table:table-cell>
          <table:table-cell office:value-type="float" office:value="0.183349" calcext:value-type="float">
            <text:p>0.183349</text:p>
          </table:table-cell>
        </table:table-row>
        <table:table-row table:style-name="ro1">
          <table:table-cell office:value-type="float" office:value="3.02012" calcext:value-type="float">
            <text:p>3.02012</text:p>
          </table:table-cell>
          <table:table-cell office:value-type="float" office:value="0.121174" calcext:value-type="float">
            <text:p>0.121174</text:p>
          </table:table-cell>
        </table:table-row>
        <table:table-row table:style-name="ro1">
          <table:table-cell office:value-type="float" office:value="3.083039" calcext:value-type="float">
            <text:p>3.083039</text:p>
          </table:table-cell>
          <table:table-cell office:value-type="float" office:value="0.05852" calcext:value-type="float">
            <text:p>0.05852</text:p>
          </table:table-cell>
        </table:table-row>
        <table:table-row table:style-name="ro1">
          <table:table-cell office:value-type="float" office:value="3.145958" calcext:value-type="float">
            <text:p>3.145958</text:p>
          </table:table-cell>
          <table:table-cell office:value-type="float" office:value="-0.004365" calcext:value-type="float">
            <text:p>-0.004365</text:p>
          </table:table-cell>
        </table:table-row>
        <table:table-row table:style-name="ro1">
          <table:table-cell office:value-type="float" office:value="3.208877" calcext:value-type="float">
            <text:p>3.208877</text:p>
          </table:table-cell>
          <table:table-cell office:value-type="float" office:value="-0.067234" calcext:value-type="float">
            <text:p>-0.067234</text:p>
          </table:table-cell>
        </table:table-row>
        <table:table-row table:style-name="ro1">
          <table:table-cell office:value-type="float" office:value="3.271796" calcext:value-type="float">
            <text:p>3.271796</text:p>
          </table:table-cell>
          <table:table-cell office:value-type="float" office:value="-0.129836" calcext:value-type="float">
            <text:p>-0.129836</text:p>
          </table:table-cell>
        </table:table-row>
        <table:table-row table:style-name="ro1">
          <table:table-cell office:value-type="float" office:value="3.334715" calcext:value-type="float">
            <text:p>3.334715</text:p>
          </table:table-cell>
          <table:table-cell office:value-type="float" office:value="-0.191924" calcext:value-type="float">
            <text:p>-0.191924</text:p>
          </table:table-cell>
        </table:table-row>
        <table:table-row table:style-name="ro1">
          <table:table-cell office:value-type="float" office:value="3.397635" calcext:value-type="float">
            <text:p>3.397635</text:p>
          </table:table-cell>
          <table:table-cell office:value-type="float" office:value="-0.253253" calcext:value-type="float">
            <text:p>-0.253253</text:p>
          </table:table-cell>
        </table:table-row>
        <table:table-row table:style-name="ro1">
          <table:table-cell office:value-type="float" office:value="3.460554" calcext:value-type="float">
            <text:p>3.460554</text:p>
          </table:table-cell>
          <table:table-cell office:value-type="float" office:value="-0.31358" calcext:value-type="float">
            <text:p>-0.31358</text:p>
          </table:table-cell>
        </table:table-row>
        <table:table-row table:style-name="ro1">
          <table:table-cell office:value-type="float" office:value="3.523473" calcext:value-type="float">
            <text:p>3.523473</text:p>
          </table:table-cell>
          <table:table-cell office:value-type="float" office:value="-0.372666" calcext:value-type="float">
            <text:p>-0.372666</text:p>
          </table:table-cell>
        </table:table-row>
        <table:table-row table:style-name="ro1">
          <table:table-cell office:value-type="float" office:value="3.586392" calcext:value-type="float">
            <text:p>3.586392</text:p>
          </table:table-cell>
          <table:table-cell office:value-type="float" office:value="-0.430277" calcext:value-type="float">
            <text:p>-0.430277</text:p>
          </table:table-cell>
        </table:table-row>
        <table:table-row table:style-name="ro1">
          <table:table-cell office:value-type="float" office:value="3.649311" calcext:value-type="float">
            <text:p>3.649311</text:p>
          </table:table-cell>
          <table:table-cell office:value-type="float" office:value="-0.486185" calcext:value-type="float">
            <text:p>-0.486185</text:p>
          </table:table-cell>
        </table:table-row>
        <table:table-row table:style-name="ro1">
          <table:table-cell office:value-type="float" office:value="3.71223" calcext:value-type="float">
            <text:p>3.71223</text:p>
          </table:table-cell>
          <table:table-cell office:value-type="float" office:value="-0.540169" calcext:value-type="float">
            <text:p>-0.540169</text:p>
          </table:table-cell>
        </table:table-row>
        <table:table-row table:style-name="ro1">
          <table:table-cell office:value-type="float" office:value="3.775149" calcext:value-type="float">
            <text:p>3.775149</text:p>
          </table:table-cell>
          <table:table-cell office:value-type="float" office:value="-0.592015" calcext:value-type="float">
            <text:p>-0.592015</text:p>
          </table:table-cell>
        </table:table-row>
        <table:table-row table:style-name="ro1">
          <table:table-cell office:value-type="float" office:value="3.838068" calcext:value-type="float">
            <text:p>3.838068</text:p>
          </table:table-cell>
          <table:table-cell office:value-type="float" office:value="-0.641518" calcext:value-type="float">
            <text:p>-0.641518</text:p>
          </table:table-cell>
        </table:table-row>
        <table:table-row table:style-name="ro1">
          <table:table-cell office:value-type="float" office:value="3.900988" calcext:value-type="float">
            <text:p>3.900988</text:p>
          </table:table-cell>
          <table:table-cell office:value-type="float" office:value="-0.688483" calcext:value-type="float">
            <text:p>-0.688483</text:p>
          </table:table-cell>
        </table:table-row>
        <table:table-row table:style-name="ro1">
          <table:table-cell office:value-type="float" office:value="3.963907" calcext:value-type="float">
            <text:p>3.963907</text:p>
          </table:table-cell>
          <table:table-cell office:value-type="float" office:value="-0.732723" calcext:value-type="float">
            <text:p>-0.732723</text:p>
          </table:table-cell>
        </table:table-row>
        <table:table-row table:style-name="ro1">
          <table:table-cell office:value-type="float" office:value="4.026826" calcext:value-type="float">
            <text:p>4.026826</text:p>
          </table:table-cell>
          <table:table-cell office:value-type="float" office:value="-0.774063" calcext:value-type="float">
            <text:p>-0.774063</text:p>
          </table:table-cell>
        </table:table-row>
        <table:table-row table:style-name="ro1">
          <table:table-cell office:value-type="float" office:value="4.089745" calcext:value-type="float">
            <text:p>4.089745</text:p>
          </table:table-cell>
          <table:table-cell office:value-type="float" office:value="-0.812339" calcext:value-type="float">
            <text:p>-0.812339</text:p>
          </table:table-cell>
        </table:table-row>
        <table:table-row table:style-name="ro1">
          <table:table-cell office:value-type="float" office:value="4.152664" calcext:value-type="float">
            <text:p>4.152664</text:p>
          </table:table-cell>
          <table:table-cell office:value-type="float" office:value="-0.847401" calcext:value-type="float">
            <text:p>-0.847401</text:p>
          </table:table-cell>
        </table:table-row>
        <table:table-row table:style-name="ro1">
          <table:table-cell office:value-type="float" office:value="4.215583" calcext:value-type="float">
            <text:p>4.215583</text:p>
          </table:table-cell>
          <table:table-cell office:value-type="float" office:value="-0.87911" calcext:value-type="float">
            <text:p>-0.87911</text:p>
          </table:table-cell>
        </table:table-row>
        <table:table-row table:style-name="ro1">
          <table:table-cell office:value-type="float" office:value="4.278502" calcext:value-type="float">
            <text:p>4.278502</text:p>
          </table:table-cell>
          <table:table-cell office:value-type="float" office:value="-0.907339" calcext:value-type="float">
            <text:p>-0.907339</text:p>
          </table:table-cell>
        </table:table-row>
        <table:table-row table:style-name="ro1">
          <table:table-cell office:value-type="float" office:value="4.341422" calcext:value-type="float">
            <text:p>4.341422</text:p>
          </table:table-cell>
          <table:table-cell office:value-type="float" office:value="-0.931977" calcext:value-type="float">
            <text:p>-0.931977</text:p>
          </table:table-cell>
        </table:table-row>
        <table:table-row table:style-name="ro1">
          <table:table-cell office:value-type="float" office:value="4.404341" calcext:value-type="float">
            <text:p>4.404341</text:p>
          </table:table-cell>
          <table:table-cell office:value-type="float" office:value="-0.952927" calcext:value-type="float">
            <text:p>-0.952927</text:p>
          </table:table-cell>
        </table:table-row>
        <table:table-row table:style-name="ro1">
          <table:table-cell office:value-type="float" office:value="4.46726" calcext:value-type="float">
            <text:p>4.46726</text:p>
          </table:table-cell>
          <table:table-cell office:value-type="float" office:value="-0.970106" calcext:value-type="float">
            <text:p>-0.970106</text:p>
          </table:table-cell>
        </table:table-row>
        <table:table-row table:style-name="ro1">
          <table:table-cell office:value-type="float" office:value="4.530179" calcext:value-type="float">
            <text:p>4.530179</text:p>
          </table:table-cell>
          <table:table-cell office:value-type="float" office:value="-0.983446" calcext:value-type="float">
            <text:p>-0.983446</text:p>
          </table:table-cell>
        </table:table-row>
        <table:table-row table:style-name="ro1">
          <table:table-cell office:value-type="float" office:value="4.593098" calcext:value-type="float">
            <text:p>4.593098</text:p>
          </table:table-cell>
          <table:table-cell office:value-type="float" office:value="-0.992893" calcext:value-type="float">
            <text:p>-0.992893</text:p>
          </table:table-cell>
        </table:table-row>
        <table:table-row table:style-name="ro1">
          <table:table-cell office:value-type="float" office:value="4.656017" calcext:value-type="float">
            <text:p>4.656017</text:p>
          </table:table-cell>
          <table:table-cell office:value-type="float" office:value="-0.998412" calcext:value-type="float">
            <text:p>-0.998412</text:p>
          </table:table-cell>
        </table:table-row>
        <table:table-row table:style-name="ro1">
          <table:table-cell office:value-type="float" office:value="4.718936" calcext:value-type="float">
            <text:p>4.718936</text:p>
          </table:table-cell>
          <table:table-cell office:value-type="float" office:value="-0.999979" calcext:value-type="float">
            <text:p>-0.999979</text:p>
          </table:table-cell>
        </table:table-row>
        <table:table-row table:style-name="ro1">
          <table:table-cell office:value-type="float" office:value="4.781856" calcext:value-type="float">
            <text:p>4.781856</text:p>
          </table:table-cell>
          <table:table-cell office:value-type="float" office:value="-0.997588" calcext:value-type="float">
            <text:p>-0.997588</text:p>
          </table:table-cell>
        </table:table-row>
        <table:table-row table:style-name="ro1">
          <table:table-cell office:value-type="float" office:value="4.844775" calcext:value-type="float">
            <text:p>4.844775</text:p>
          </table:table-cell>
          <table:table-cell office:value-type="float" office:value="-0.99125" calcext:value-type="float">
            <text:p>-0.99125</text:p>
          </table:table-cell>
        </table:table-row>
        <table:table-row table:style-name="ro1">
          <table:table-cell office:value-type="float" office:value="4.907694" calcext:value-type="float">
            <text:p>4.907694</text:p>
          </table:table-cell>
          <table:table-cell office:value-type="float" office:value="-0.980989" calcext:value-type="float">
            <text:p>-0.980989</text:p>
          </table:table-cell>
        </table:table-row>
        <table:table-row table:style-name="ro1">
          <table:table-cell office:value-type="float" office:value="4.970613" calcext:value-type="float">
            <text:p>4.970613</text:p>
          </table:table-cell>
          <table:table-cell office:value-type="float" office:value="-0.966845" calcext:value-type="float">
            <text:p>-0.966845</text:p>
          </table:table-cell>
        </table:table-row>
        <table:table-row table:style-name="ro1">
          <table:table-cell office:value-type="float" office:value="5.033532" calcext:value-type="float">
            <text:p>5.033532</text:p>
          </table:table-cell>
          <table:table-cell office:value-type="float" office:value="-0.948875" calcext:value-type="float">
            <text:p>-0.948875</text:p>
          </table:table-cell>
        </table:table-row>
        <table:table-row table:style-name="ro1">
          <table:table-cell office:value-type="float" office:value="5.096451" calcext:value-type="float">
            <text:p>5.096451</text:p>
          </table:table-cell>
          <table:table-cell office:value-type="float" office:value="-0.92715" calcext:value-type="float">
            <text:p>-0.92715</text:p>
          </table:table-cell>
        </table:table-row>
        <table:table-row table:style-name="ro1">
          <table:table-cell office:value-type="float" office:value="5.15937" calcext:value-type="float">
            <text:p>5.15937</text:p>
          </table:table-cell>
          <table:table-cell office:value-type="float" office:value="-0.901756" calcext:value-type="float">
            <text:p>-0.901756</text:p>
          </table:table-cell>
        </table:table-row>
        <table:table-row table:style-name="ro1">
          <table:table-cell office:value-type="float" office:value="5.22229" calcext:value-type="float">
            <text:p>5.22229</text:p>
          </table:table-cell>
          <table:table-cell office:value-type="float" office:value="-0.872793" calcext:value-type="float">
            <text:p>-0.872793</text:p>
          </table:table-cell>
        </table:table-row>
        <table:table-row table:style-name="ro1">
          <table:table-cell office:value-type="float" office:value="5.285209" calcext:value-type="float">
            <text:p>5.285209</text:p>
          </table:table-cell>
          <table:table-cell office:value-type="float" office:value="-0.840376" calcext:value-type="float">
            <text:p>-0.840376</text:p>
          </table:table-cell>
        </table:table-row>
        <table:table-row table:style-name="ro1">
          <table:table-cell office:value-type="float" office:value="5.348128" calcext:value-type="float">
            <text:p>5.348128</text:p>
          </table:table-cell>
          <table:table-cell office:value-type="float" office:value="-0.804633" calcext:value-type="float">
            <text:p>-0.804633</text:p>
          </table:table-cell>
        </table:table-row>
        <table:table-row table:style-name="ro1">
          <table:table-cell office:value-type="float" office:value="5.411047" calcext:value-type="float">
            <text:p>5.411047</text:p>
          </table:table-cell>
          <table:table-cell office:value-type="float" office:value="-0.765706" calcext:value-type="float">
            <text:p>-0.765706</text:p>
          </table:table-cell>
        </table:table-row>
        <table:table-row table:style-name="ro1">
          <table:table-cell office:value-type="float" office:value="5.473966" calcext:value-type="float">
            <text:p>5.473966</text:p>
          </table:table-cell>
          <table:table-cell office:value-type="float" office:value="-0.723749" calcext:value-type="float">
            <text:p>-0.723749</text:p>
          </table:table-cell>
        </table:table-row>
        <table:table-row table:style-name="ro1">
          <table:table-cell office:value-type="float" office:value="5.536885" calcext:value-type="float">
            <text:p>5.536885</text:p>
          </table:table-cell>
          <table:table-cell office:value-type="float" office:value="-0.678927" calcext:value-type="float">
            <text:p>-0.678927</text:p>
          </table:table-cell>
        </table:table-row>
        <table:table-row table:style-name="ro1">
          <table:table-cell office:value-type="float" office:value="5.599804" calcext:value-type="float">
            <text:p>5.599804</text:p>
          </table:table-cell>
          <table:table-cell office:value-type="float" office:value="-0.631418" calcext:value-type="float">
            <text:p>-0.631418</text:p>
          </table:table-cell>
        </table:table-row>
        <table:table-row table:style-name="ro1">
          <table:table-cell office:value-type="float" office:value="5.662724" calcext:value-type="float">
            <text:p>5.662724</text:p>
          </table:table-cell>
          <table:table-cell office:value-type="float" office:value="-0.581411" calcext:value-type="float">
            <text:p>-0.581411</text:p>
          </table:table-cell>
        </table:table-row>
        <table:table-row table:style-name="ro1">
          <table:table-cell office:value-type="float" office:value="5.725643" calcext:value-type="float">
            <text:p>5.725643</text:p>
          </table:table-cell>
          <table:table-cell office:value-type="float" office:value="-0.529103" calcext:value-type="float">
            <text:p>-0.529103</text:p>
          </table:table-cell>
        </table:table-row>
        <table:table-row table:style-name="ro1">
          <table:table-cell office:value-type="float" office:value="5.788562" calcext:value-type="float">
            <text:p>5.788562</text:p>
          </table:table-cell>
          <table:table-cell office:value-type="float" office:value="-0.4747" calcext:value-type="float">
            <text:p>-0.4747</text:p>
          </table:table-cell>
        </table:table-row>
        <table:table-row table:style-name="ro1">
          <table:table-cell office:value-type="float" office:value="5.851481" calcext:value-type="float">
            <text:p>5.851481</text:p>
          </table:table-cell>
          <table:table-cell office:value-type="float" office:value="-0.418419" calcext:value-type="float">
            <text:p>-0.418419</text:p>
          </table:table-cell>
        </table:table-row>
        <table:table-row table:style-name="ro1">
          <table:table-cell office:value-type="float" office:value="5.9144" calcext:value-type="float">
            <text:p>5.9144</text:p>
          </table:table-cell>
          <table:table-cell office:value-type="float" office:value="-0.360483" calcext:value-type="float">
            <text:p>-0.360483</text:p>
          </table:table-cell>
        </table:table-row>
        <table:table-row table:style-name="ro1">
          <table:table-cell office:value-type="float" office:value="5.977319" calcext:value-type="float">
            <text:p>5.977319</text:p>
          </table:table-cell>
          <table:table-cell office:value-type="float" office:value="-0.301119" calcext:value-type="float">
            <text:p>-0.301119</text:p>
          </table:table-cell>
        </table:table-row>
        <table:table-row table:style-name="ro1">
          <table:table-cell office:value-type="float" office:value="6.040238" calcext:value-type="float">
            <text:p>6.040238</text:p>
          </table:table-cell>
          <table:table-cell office:value-type="float" office:value="-0.240564" calcext:value-type="float">
            <text:p>-0.240564</text:p>
          </table:table-cell>
        </table:table-row>
        <table:table-row table:style-name="ro1">
          <table:table-cell office:value-type="float" office:value="6.103158" calcext:value-type="float">
            <text:p>6.103158</text:p>
          </table:table-cell>
          <table:table-cell office:value-type="float" office:value="-0.179057" calcext:value-type="float">
            <text:p>-0.179057</text:p>
          </table:table-cell>
        </table:table-row>
        <table:table-row table:style-name="ro1">
          <table:table-cell office:value-type="float" office:value="6.166077" calcext:value-type="float">
            <text:p>6.166077</text:p>
          </table:table-cell>
          <table:table-cell office:value-type="float" office:value="-0.116841" calcext:value-type="float">
            <text:p>-0.116841</text:p>
          </table:table-cell>
        </table:table-row>
        <table:table-row table:style-name="ro1">
          <table:table-cell office:value-type="float" office:value="6.228996" calcext:value-type="float">
            <text:p>6.228996</text:p>
          </table:table-cell>
          <table:table-cell office:value-type="float" office:value="-0.054163" calcext:value-type="float">
            <text:p>-0.0541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23T16:09:56.004272054</dc:date>
    <meta:editing-duration>PT1H33M50S</meta:editing-duration>
    <meta:editing-cycles>1</meta:editing-cycles>
    <meta:document-statistic meta:table-count="1" meta:cell-count="20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4.201cm" style:legend-expansion="high" chart:style-name="ch2"/>
        <chart:plot-area chart:style-name="ch3" table:cell-range-address="sin.A1:sin.B101" chart:data-source-has-labels="row" svg:x="0.32cm" svg:y="0.18cm" svg:width="13.063cm" svg:height="8.64cm">
          <chartooo:coordinate-region svg:x="1.153cm" svg:y="0.379cm" svg:width="12.13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n.B2:sin.B101" chart:label-cell-address="sin.B1:sin.B1" chart:class="chart:scatter">
            <chart:domain table:cell-range-address="sin.A2:sin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n(x) </text:p>
                <draw:g>
                  <svg:desc>sin.B1:si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in.A2:sin.A101</svg:desc>
                </draw:g>
              </table:table-cell>
              <table:table-cell office:value-type="float" office:value="0">
                <text:p>0</text:p>
                <draw:g>
                  <svg:desc>sin.B2:sin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919">
                <text:p>0.062919</text:p>
              </table:table-cell>
              <table:table-cell office:value-type="float" office:value="0.062878">
                <text:p>0.0628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838">
                <text:p>0.125838</text:p>
              </table:table-cell>
              <table:table-cell office:value-type="float" office:value="0.125507">
                <text:p>0.1255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8758">
                <text:p>0.188758</text:p>
              </table:table-cell>
              <table:table-cell office:value-type="float" office:value="0.187639">
                <text:p>0.1876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1677">
                <text:p>0.251677</text:p>
              </table:table-cell>
              <table:table-cell office:value-type="float" office:value="0.249028">
                <text:p>0.2490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4596">
                <text:p>0.314596</text:p>
              </table:table-cell>
              <table:table-cell office:value-type="float" office:value="0.309432">
                <text:p>0.309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7515">
                <text:p>0.377515</text:p>
              </table:table-cell>
              <table:table-cell office:value-type="float" office:value="0.368612">
                <text:p>0.368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40434">
                <text:p>0.440434</text:p>
              </table:table-cell>
              <table:table-cell office:value-type="float" office:value="0.426332">
                <text:p>0.426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03354">
                <text:p>0.503354</text:p>
              </table:table-cell>
              <table:table-cell office:value-type="float" office:value="0.482366">
                <text:p>0.4823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6273">
                <text:p>0.566273</text:p>
              </table:table-cell>
              <table:table-cell office:value-type="float" office:value="0.53649">
                <text:p>0.536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9192">
                <text:p>0.629192</text:p>
              </table:table-cell>
              <table:table-cell office:value-type="float" office:value="0.588492">
                <text:p>0.5884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92111">
                <text:p>0.692111</text:p>
              </table:table-cell>
              <table:table-cell office:value-type="float" office:value="0.638164">
                <text:p>0.6381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503">
                <text:p>0.75503</text:p>
              </table:table-cell>
              <table:table-cell office:value-type="float" office:value="0.685311">
                <text:p>0.6853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1795">
                <text:p>0.81795</text:p>
              </table:table-cell>
              <table:table-cell office:value-type="float" office:value="0.729745">
                <text:p>0.7297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80869">
                <text:p>0.880869</text:p>
              </table:table-cell>
              <table:table-cell office:value-type="float" office:value="0.771292">
                <text:p>0.7712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43788">
                <text:p>0.943788</text:p>
              </table:table-cell>
              <table:table-cell office:value-type="float" office:value="0.809786">
                <text:p>0.8097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06707">
                <text:p>1.006707</text:p>
              </table:table-cell>
              <table:table-cell office:value-type="float" office:value="0.845076">
                <text:p>0.8450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9626">
                <text:p>1.069626</text:p>
              </table:table-cell>
              <table:table-cell office:value-type="float" office:value="0.877021">
                <text:p>0.8770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32545">
                <text:p>1.132545</text:p>
              </table:table-cell>
              <table:table-cell office:value-type="float" office:value="0.905495">
                <text:p>0.9054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95465">
                <text:p>1.195465</text:p>
              </table:table-cell>
              <table:table-cell office:value-type="float" office:value="0.930386">
                <text:p>0.9303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58384">
                <text:p>1.258384</text:p>
              </table:table-cell>
              <table:table-cell office:value-type="float" office:value="0.951595">
                <text:p>0.9515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21303">
                <text:p>1.321303</text:p>
              </table:table-cell>
              <table:table-cell office:value-type="float" office:value="0.969038">
                <text:p>0.9690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84222">
                <text:p>1.384222</text:p>
              </table:table-cell>
              <table:table-cell office:value-type="float" office:value="0.982645">
                <text:p>0.9826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47141">
                <text:p>1.447141</text:p>
              </table:table-cell>
              <table:table-cell office:value-type="float" office:value="0.992364">
                <text:p>0.9923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1006">
                <text:p>1.51006</text:p>
              </table:table-cell>
              <table:table-cell office:value-type="float" office:value="0.998156">
                <text:p>0.9981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72979">
                <text:p>1.572979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35899">
                <text:p>1.635899</text:p>
              </table:table-cell>
              <table:table-cell office:value-type="float" office:value="0.997882">
                <text:p>0.9978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98818">
                <text:p>1.698818</text:p>
              </table:table-cell>
              <table:table-cell office:value-type="float" office:value="0.991816">
                <text:p>0.9918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61737">
                <text:p>1.761737</text:p>
              </table:table-cell>
              <table:table-cell office:value-type="float" office:value="0.981826">
                <text:p>0.981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24656">
                <text:p>1.824656</text:p>
              </table:table-cell>
              <table:table-cell office:value-type="float" office:value="0.96795">
                <text:p>0.967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87575">
                <text:p>1.887575</text:p>
              </table:table-cell>
              <table:table-cell office:value-type="float" office:value="0.950244">
                <text:p>0.9502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50494">
                <text:p>1.950494</text:p>
              </table:table-cell>
              <table:table-cell office:value-type="float" office:value="0.928777">
                <text:p>0.9287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13413">
                <text:p>2.013413</text:p>
              </table:table-cell>
              <table:table-cell office:value-type="float" office:value="0.903634">
                <text:p>0.9036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76333">
                <text:p>2.076333</text:p>
              </table:table-cell>
              <table:table-cell office:value-type="float" office:value="0.874915">
                <text:p>0.8749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39252">
                <text:p>2.139252</text:p>
              </table:table-cell>
              <table:table-cell office:value-type="float" office:value="0.842733">
                <text:p>0.8427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02171">
                <text:p>2.202171</text:p>
              </table:table-cell>
              <table:table-cell office:value-type="float" office:value="0.807217">
                <text:p>0.8072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6509">
                <text:p>2.26509</text:p>
              </table:table-cell>
              <table:table-cell office:value-type="float" office:value="0.768506">
                <text:p>0.7685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28009">
                <text:p>2.328009</text:p>
              </table:table-cell>
              <table:table-cell office:value-type="float" office:value="0.726753">
                <text:p>0.7267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90928">
                <text:p>2.390928</text:p>
              </table:table-cell>
              <table:table-cell office:value-type="float" office:value="0.682125">
                <text:p>0.682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53847">
                <text:p>2.453847</text:p>
              </table:table-cell>
              <table:table-cell office:value-type="float" office:value="0.634797">
                <text:p>0.6347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16767">
                <text:p>2.516767</text:p>
              </table:table-cell>
              <table:table-cell office:value-type="float" office:value="0.584956">
                <text:p>0.5849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79686">
                <text:p>2.579686</text:p>
              </table:table-cell>
              <table:table-cell office:value-type="float" office:value="0.532801">
                <text:p>0.5328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42605">
                <text:p>2.642605</text:p>
              </table:table-cell>
              <table:table-cell office:value-type="float" office:value="0.478537">
                <text:p>0.4785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705524">
                <text:p>2.705524</text:p>
              </table:table-cell>
              <table:table-cell office:value-type="float" office:value="0.422379">
                <text:p>0.4223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68443">
                <text:p>2.768443</text:p>
              </table:table-cell>
              <table:table-cell office:value-type="float" office:value="0.36455">
                <text:p>0.364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831362">
                <text:p>2.831362</text:p>
              </table:table-cell>
              <table:table-cell office:value-type="float" office:value="0.305278">
                <text:p>0.3052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894281">
                <text:p>2.894281</text:p>
              </table:table-cell>
              <table:table-cell office:value-type="float" office:value="0.244798">
                <text:p>0.2447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57201">
                <text:p>2.957201</text:p>
              </table:table-cell>
              <table:table-cell office:value-type="float" office:value="0.183349">
                <text:p>0.1833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02012">
                <text:p>3.02012</text:p>
              </table:table-cell>
              <table:table-cell office:value-type="float" office:value="0.121174">
                <text:p>0.1211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83039">
                <text:p>3.083039</text:p>
              </table:table-cell>
              <table:table-cell office:value-type="float" office:value="0.05852">
                <text:p>0.058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45958">
                <text:p>3.145958</text:p>
              </table:table-cell>
              <table:table-cell office:value-type="float" office:value="-0.004365">
                <text:p>-0.0043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208877">
                <text:p>3.208877</text:p>
              </table:table-cell>
              <table:table-cell office:value-type="float" office:value="-0.067234">
                <text:p>-0.0672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271796">
                <text:p>3.271796</text:p>
              </table:table-cell>
              <table:table-cell office:value-type="float" office:value="-0.129836">
                <text:p>-0.1298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334715">
                <text:p>3.334715</text:p>
              </table:table-cell>
              <table:table-cell office:value-type="float" office:value="-0.191924">
                <text:p>-0.1919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397635">
                <text:p>3.397635</text:p>
              </table:table-cell>
              <table:table-cell office:value-type="float" office:value="-0.253253">
                <text:p>-0.2532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460554">
                <text:p>3.460554</text:p>
              </table:table-cell>
              <table:table-cell office:value-type="float" office:value="-0.31358">
                <text:p>-0.313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523473">
                <text:p>3.523473</text:p>
              </table:table-cell>
              <table:table-cell office:value-type="float" office:value="-0.372666">
                <text:p>-0.372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586392">
                <text:p>3.586392</text:p>
              </table:table-cell>
              <table:table-cell office:value-type="float" office:value="-0.430277">
                <text:p>-0.4302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649311">
                <text:p>3.649311</text:p>
              </table:table-cell>
              <table:table-cell office:value-type="float" office:value="-0.486185">
                <text:p>-0.4861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71223">
                <text:p>3.71223</text:p>
              </table:table-cell>
              <table:table-cell office:value-type="float" office:value="-0.540169">
                <text:p>-0.5401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775149">
                <text:p>3.775149</text:p>
              </table:table-cell>
              <table:table-cell office:value-type="float" office:value="-0.592015">
                <text:p>-0.5920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838068">
                <text:p>3.838068</text:p>
              </table:table-cell>
              <table:table-cell office:value-type="float" office:value="-0.641518">
                <text:p>-0.6415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900988">
                <text:p>3.900988</text:p>
              </table:table-cell>
              <table:table-cell office:value-type="float" office:value="-0.688483">
                <text:p>-0.6884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963907">
                <text:p>3.963907</text:p>
              </table:table-cell>
              <table:table-cell office:value-type="float" office:value="-0.732723">
                <text:p>-0.7327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026826">
                <text:p>4.026826</text:p>
              </table:table-cell>
              <table:table-cell office:value-type="float" office:value="-0.774063">
                <text:p>-0.7740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089745">
                <text:p>4.089745</text:p>
              </table:table-cell>
              <table:table-cell office:value-type="float" office:value="-0.812339">
                <text:p>-0.8123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152664">
                <text:p>4.152664</text:p>
              </table:table-cell>
              <table:table-cell office:value-type="float" office:value="-0.847401">
                <text:p>-0.8474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215583">
                <text:p>4.215583</text:p>
              </table:table-cell>
              <table:table-cell office:value-type="float" office:value="-0.87911">
                <text:p>-0.879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78502">
                <text:p>4.278502</text:p>
              </table:table-cell>
              <table:table-cell office:value-type="float" office:value="-0.907339">
                <text:p>-0.9073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341422">
                <text:p>4.341422</text:p>
              </table:table-cell>
              <table:table-cell office:value-type="float" office:value="-0.931977">
                <text:p>-0.9319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404341">
                <text:p>4.404341</text:p>
              </table:table-cell>
              <table:table-cell office:value-type="float" office:value="-0.952927">
                <text:p>-0.9529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46726">
                <text:p>4.46726</text:p>
              </table:table-cell>
              <table:table-cell office:value-type="float" office:value="-0.970106">
                <text:p>-0.9701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530179">
                <text:p>4.530179</text:p>
              </table:table-cell>
              <table:table-cell office:value-type="float" office:value="-0.983446">
                <text:p>-0.9834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593098">
                <text:p>4.593098</text:p>
              </table:table-cell>
              <table:table-cell office:value-type="float" office:value="-0.992893">
                <text:p>-0.9928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656017">
                <text:p>4.656017</text:p>
              </table:table-cell>
              <table:table-cell office:value-type="float" office:value="-0.998412">
                <text:p>-0.9984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718936">
                <text:p>4.718936</text:p>
              </table:table-cell>
              <table:table-cell office:value-type="float" office:value="-0.999979">
                <text:p>-0.9999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781856">
                <text:p>4.781856</text:p>
              </table:table-cell>
              <table:table-cell office:value-type="float" office:value="-0.997588">
                <text:p>-0.9975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844775">
                <text:p>4.844775</text:p>
              </table:table-cell>
              <table:table-cell office:value-type="float" office:value="-0.99125">
                <text:p>-0.99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907694">
                <text:p>4.907694</text:p>
              </table:table-cell>
              <table:table-cell office:value-type="float" office:value="-0.980989">
                <text:p>-0.9809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970613">
                <text:p>4.970613</text:p>
              </table:table-cell>
              <table:table-cell office:value-type="float" office:value="-0.966845">
                <text:p>-0.9668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033532">
                <text:p>5.033532</text:p>
              </table:table-cell>
              <table:table-cell office:value-type="float" office:value="-0.948875">
                <text:p>-0.948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096451">
                <text:p>5.096451</text:p>
              </table:table-cell>
              <table:table-cell office:value-type="float" office:value="-0.92715">
                <text:p>-0.927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15937">
                <text:p>5.15937</text:p>
              </table:table-cell>
              <table:table-cell office:value-type="float" office:value="-0.901756">
                <text:p>-0.9017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22229">
                <text:p>5.22229</text:p>
              </table:table-cell>
              <table:table-cell office:value-type="float" office:value="-0.872793">
                <text:p>-0.8727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285209">
                <text:p>5.285209</text:p>
              </table:table-cell>
              <table:table-cell office:value-type="float" office:value="-0.840376">
                <text:p>-0.8403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348128">
                <text:p>5.348128</text:p>
              </table:table-cell>
              <table:table-cell office:value-type="float" office:value="-0.804633">
                <text:p>-0.8046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411047">
                <text:p>5.411047</text:p>
              </table:table-cell>
              <table:table-cell office:value-type="float" office:value="-0.765706">
                <text:p>-0.7657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473966">
                <text:p>5.473966</text:p>
              </table:table-cell>
              <table:table-cell office:value-type="float" office:value="-0.723749">
                <text:p>-0.7237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536885">
                <text:p>5.536885</text:p>
              </table:table-cell>
              <table:table-cell office:value-type="float" office:value="-0.678927">
                <text:p>-0.6789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599804">
                <text:p>5.599804</text:p>
              </table:table-cell>
              <table:table-cell office:value-type="float" office:value="-0.631418">
                <text:p>-0.6314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662724">
                <text:p>5.662724</text:p>
              </table:table-cell>
              <table:table-cell office:value-type="float" office:value="-0.581411">
                <text:p>-0.5814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725643">
                <text:p>5.725643</text:p>
              </table:table-cell>
              <table:table-cell office:value-type="float" office:value="-0.529103">
                <text:p>-0.5291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788562">
                <text:p>5.788562</text:p>
              </table:table-cell>
              <table:table-cell office:value-type="float" office:value="-0.4747">
                <text:p>-0.47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851481">
                <text:p>5.851481</text:p>
              </table:table-cell>
              <table:table-cell office:value-type="float" office:value="-0.418419">
                <text:p>-0.4184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9144">
                <text:p>5.9144</text:p>
              </table:table-cell>
              <table:table-cell office:value-type="float" office:value="-0.360483">
                <text:p>-0.3604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977319">
                <text:p>5.977319</text:p>
              </table:table-cell>
              <table:table-cell office:value-type="float" office:value="-0.301119">
                <text:p>-0.3011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040238">
                <text:p>6.040238</text:p>
              </table:table-cell>
              <table:table-cell office:value-type="float" office:value="-0.240564">
                <text:p>-0.2405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103158">
                <text:p>6.103158</text:p>
              </table:table-cell>
              <table:table-cell office:value-type="float" office:value="-0.179057">
                <text:p>-0.1790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166077">
                <text:p>6.166077</text:p>
              </table:table-cell>
              <table:table-cell office:value-type="float" office:value="-0.116841">
                <text:p>-0.1168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228996">
                <text:p>6.228996</text:p>
              </table:table-cell>
              <table:table-cell office:value-type="float" office:value="-0.054163">
                <text:p>-0.0541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